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8.308cm" table:align="margins"/>
    </style:style>
    <style:style style:name="Tableau2.A" style:family="table-column">
      <style:table-column-properties style:column-width="8.308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L1">
      <style:paragraph-properties fo:text-align="center" style:justify-single-word="false"/>
    </style:style>
    <style:style style:name="P5" style:family="paragraph" style:parent-style-name="Table_20_Contents" style:list-style-name="L2">
      <style:paragraph-properties fo:text-align="center" style:justify-single-word="false"/>
    </style:style>
    <style:style style:name="P6" style:family="paragraph" style:parent-style-name="Table_20_Contents" style:list-style-name="L4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">COURS 1 : RAPPELS (rempli + tests = 2h)</text:p>
          </table:table-cell>
          <table:covered-table-cell/>
        </table:table-row>
        <table:table-row>
          <table:table-cell table:style-name="Tableau1.A2" office:value-type="string">
            <text:p text:style-name="P1">représentation UML globale d'une classe (3 parties, détails pour attributs : encapsulation type et nom, mot clé pour les attributs constants et de classe)</text:p>
          </table:table-cell>
          <table:table-cell table:style-name="Tableau1.B2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omClasse</text:p>
                </table:table-cell>
              </table:table-row>
              <table:table-row>
                <table:table-cell table:style-name="Tableau2.A2" office:value-type="string">
                  <text:p text:style-name="P1">- nomAttribut : Type</text:p>
                  <text:p text:style-name="P1">- … &lt;&lt;constant&gt;&gt; (attribut constant)</text:p>
                  <text:p text:style-name="P7">- … (attribut de classe)</text:p>
                </table:table-cell>
              </table:table-row>
              <table:table-row>
                <table:table-cell table:style-name="Tableau2.A2" office:value-type="string">
                  <text:p text:style-name="P1">(méthodes)</text:p>
                </table:table-cell>
              </table:table-row>
            </table:table>
            <text:p text:style-name="P1">- + # (protected) ~ (package)</text:p>
          </table:table-cell>
        </table:table-row>
        <table:table-row>
          <table:table-cell table:style-name="Tableau1.A2" office:value-type="string">
            <text:p text:style-name="P1">java : syntaxe globale d'une classe : en tête, détails pour attributs, mot clé pour les attributs constants</text:p>
          </table:table-cell>
          <table:table-cell table:style-name="Tableau1.B2" office:value-type="string">
            <text:p text:style-name="P1">public class NomClasse</text:p>
            <text:p text:style-name="P1">{</text:p>
            <text:p text:style-name="P1">private (final) (static) type nomAttribut;</text:p>
            <text:p text:style-name="P1">}</text:p>
          </table:table-cell>
        </table:table-row>
        <table:table-row>
          <table:table-cell table:style-name="Tableau1.A2" office:value-type="string">
            <text:p text:style-name="P1">représentation UML méthodes</text:p>
          </table:table-cell>
          <table:table-cell table:style-name="Tableau1.B2" office:value-type="string">
            <text:p text:style-name="P1">+ nomMethode (nomPar : typePar) : typeRet</text:p>
          </table:table-cell>
        </table:table-row>
        <table:table-row>
          <table:table-cell table:style-name="Tableau1.A2" office:value-type="string">
            <text:p text:style-name="P1">syntaxe globale java méthodes</text:p>
          </table:table-cell>
          <table:table-cell table:style-name="Tableau1.B2" office:value-type="string">
            <text:p text:style-name="P1">public typeRet nomMet(typeAtt nomAtt) { ... }</text:p>
          </table:table-cell>
        </table:table-row>
        <table:table-row>
          <table:table-cell table:style-name="Tableau1.A2" office:value-type="string">
            <text:p text:style-name="P1">java : faire un toString</text:p>
          </table:table-cell>
          <table:table-cell table:style-name="Tableau1.B2" office:value-type="string">
            <text:p text:style-name="P1">public String toString () { return "blabla"; }</text:p>
          </table:table-cell>
        </table:table-row>
        <table:table-row>
          <table:table-cell table:style-name="Tableau1.A2" office:value-type="string">
            <text:p text:style-name="P1">java : faire un constructeur (paramétré ou non)</text:p>
            <text:p text:style-name="P1">UML : constructeur ? (pas sur)</text:p>
          </table:table-cell>
          <table:table-cell table:style-name="Tableau1.B2" office:value-type="string">
            <text:p text:style-name="P1">public nomClasse() { this.att = 0; }</text:p>
            <text:p text:style-name="P1">&lt;&lt;create&gt;&gt; +NomConst()</text:p>
          </table:table-cell>
        </table:table-row>
        <table:table-row>
          <table:table-cell table:style-name="Tableau1.A2" office:value-type="string">
            <text:p text:style-name="P1">UML : faire un diagramme d'objets</text:p>
          </table:table-cell>
          <table:table-cell table:style-name="Tableau1.B2" office:value-type="string">
            <text:p text:style-name="P1">nom : Classe</text:p>
            <text:p text:style-name="P1">val1</text:p>
            <text:p text:style-name="P1">val2</text:p>
            <text:p text:style-name="P1">...</text:p>
          </table:table-cell>
        </table:table-row>
        <table:table-row>
          <table:table-cell table:style-name="Tableau1.A2" office:value-type="string">
            <text:p text:style-name="P1">java : créer un objet</text:p>
          </table:table-cell>
          <table:table-cell table:style-name="Tableau1.B2" office:value-type="string">
            <text:p text:style-name="P1">dans main : Classe nom = new (constructeur);</text:p>
          </table:table-cell>
        </table:table-row>
        <table:table-row>
          <table:table-cell table:style-name="Tableau1.A2" office:value-type="string">
            <text:p text:style-name="P1">java : utiliser une méthode dans le main</text:p>
          </table:table-cell>
          <table:table-cell table:style-name="Tableau1.B2" office:value-type="string">
            <text:p text:style-name="P1">nomObj.nomMet();</text:p>
          </table:table-cell>
        </table:table-row>
        <table:table-row>
          <table:table-cell table:style-name="Tableau1.A2" office:value-type="string">
            <text:p text:style-name="P1">java : faire des getters et setters</text:p>
          </table:table-cell>
          <table:table-cell table:style-name="Tableau1.B2" office:value-type="string">
            <text:p text:style-name="P1">public typeAtt getAtt() { return att; }</text:p>
            <text:p text:style-name="P1">public void setAtt (typeAtt att) { this.att = att; }</text:p>
          </table:table-cell>
        </table:table-row>
        <table:table-row>
          <table:table-cell table:style-name="Tableau1.A2" office:value-type="string">
            <text:p text:style-name="P1">qu'est ce qu'un attribut / une méthode de classe ?</text:p>
          </table:table-cell>
          <table:table-cell table:style-name="Tableau1.B2" office:value-type="string">
            <text:p text:style-name="P1">attribut de classe = attribut relatif a la classe toute entière (ex : nombre d'objets)</text:p>
            <text:p text:style-name="P1">méthode de classe = méthode non instanciable (parce qu'elle gère des attributs de classe, ou c'est la méthode main ou autre)</text:p>
          </table:table-cell>
        </table:table-row>
        <table:table-row>
          <table:table-cell table:style-name="Tableau1.A2" office:value-type="string">
            <text:p text:style-name="P1">java : créer des attributs et méthodes de classe</text:p>
            <text:p text:style-name="P1">+ représenter en UML (je trouve pas sur le net ni nul part mais je crois savoir)</text:p>
          </table:table-cell>
          <table:table-cell table:style-name="Tableau1.B2" office:value-type="string">
            <text:p text:style-name="P1">public static typeAtt nomAtt;</text:p>
            <text:p text:style-name="P1">public static typeRet nomMet (typeAtt nomAtt);</text:p>
            <text:p text:style-name="P1">attribut de classe : souligné ?</text:p>
          </table:table-cell>
        </table:table-row>
        <table:table-row>
          <table:table-cell table:style-name="Tableau1.A2" office:value-type="string">
            <text:p text:style-name="P1">UML : faire une association entre deux classes</text:p>
            <text:p text:style-name="P1">signification ? (pas sur précisément)</text:p>
            <text:p text:style-name="P1">sens de lecture ?</text:p>
            <text:p text:style-name="P1">syntaxe ?</text:p>
          </table:table-cell>
          <table:table-cell table:style-name="Tableau1.B2" office:value-type="string">
            <text:p text:style-name="P1">pas sur... Attribut objet (… et ? ou ? ou pas ?) attribut collection d'objets</text:p>
            <text:p text:style-name="P1">trait entre les deux classes</text:p>
            <text:p text:style-name="P1">a chaque bords des nombres</text:p>
          </table:table-cell>
        </table:table-row>
        <table:table-row>
          <table:table-cell table:style-name="Tableau1.A2" office:value-type="string">
            <text:p text:style-name="P1">java : (association ?) avec un attribut étant objet d'une autre classe / étant une collection d'objets d'une autre classe (association = le tout ou juste avec UN objet ?)</text:p>
            <text:p text:style-name="P1">bref : faire ces deux types d'(associations) (type bien précis choisi pour la collection)</text:p>
          </table:table-cell>
          <table:table-cell table:style-name="Tableau1.B2" office:value-type="string">
            <text:p text:style-name="P1">public class NomClasse</text:p>
            <text:p text:style-name="P1">{</text:p>
            <text:p text:style-name="P1">public NClasse2 obj;</text:p>
            <text:p text:style-name="P1">public ArrayList&lt;NClasse3&gt; obj;</text:p>
            <text:p text:style-name="P1">}</text:p>
          </table:table-cell>
        </table:table-row>
        <table:table-row>
          <table:table-cell table:style-name="Tableau1.A2" office:value-type="string">
            <text:p text:style-name="P1">java : importer (une forme de listes)</text:p>
          </table:table-cell>
          <table:table-cell table:style-name="Tableau1.B2" office:value-type="string">
            <text:p text:style-name="P1">import java.util.ArrayList;</text:p>
          </table:table-cell>
        </table:table-row>
        <text:soft-page-break/>
        <table:table-row>
          <table:table-cell table:style-name="Tableau1.A2" office:value-type="string">
            <text:p text:style-name="P1">java : obtenir la taille d'une collection</text:p>
          </table:table-cell>
          <table:table-cell table:style-name="Tableau1.B2" office:value-type="string">
            <text:p text:style-name="P1">collection.size();</text:p>
          </table:table-cell>
        </table:table-row>
        <table:table-row>
          <table:table-cell table:style-name="Tableau1.A2" office:value-type="string">
            <text:p text:style-name="P1">java : obtenir le i-ème élément d'une collection</text:p>
          </table:table-cell>
          <table:table-cell table:style-name="Tableau1.B2" office:value-type="string">
            <text:p text:style-name="P1">collection.get(i);</text:p>
          </table:table-cell>
        </table:table-row>
        <table:table-row>
          <table:table-cell table:style-name="Tableau1.A2" office:value-type="string">
            <text:p text:style-name="P1">java : ajouter un élément a une collection</text:p>
          </table:table-cell>
          <table:table-cell table:style-name="Tableau1.B2" office:value-type="string">
            <text:p text:style-name="P1">collection.add(obj);</text:p>
          </table:table-cell>
        </table:table-row>
        <table:table-row>
          <table:table-cell table:style-name="Tableau1.A2" office:value-type="string">
            <text:p text:style-name="P1">java : tester l'appartenance d'un élément dans une collection</text:p>
          </table:table-cell>
          <table:table-cell table:style-name="Tableau1.B2" office:value-type="string">
            <text:p text:style-name="P1">collection.contains(obj);</text:p>
          </table:table-cell>
        </table:table-row>
        <table:table-row>
          <table:table-cell table:style-name="Tableau1.A2" office:value-type="string">
            <text:p text:style-name="P1">UML : représenter liens entre objets</text:p>
          </table:table-cell>
          <table:table-cell table:style-name="Tableau1.B2" office:value-type="string">
            <text:p text:style-name="P1">voir diapo (rôles prêt de chaque objet)</text:p>
          </table:table-cell>
        </table:table-row>
        <table:table-row>
          <table:table-cell table:style-name="Tableau1.A2" office:value-type="string">
            <text:p text:style-name="P1">java : parcourir tous les éléments d'un tableau avec syntaxe spéciale de boucle for</text:p>
          </table:table-cell>
          <table:table-cell table:style-name="Tableau1.B2" office:value-type="string">
            <text:p text:style-name="P1">for (typeElem nomArbitraireElem : tabOrigine)</text:p>
            <text:p text:style-name="P1">{ … }</text:p>
          </table:table-cell>
        </table:table-row>
        <table:table-row>
          <table:table-cell table:style-name="Tableau1.A2" office:value-type="string">
            <text:p text:style-name="P1">java : faire une assertion (+ a quoi ca sert ?)</text:p>
          </table:table-cell>
          <table:table-cell table:style-name="Tableau1.B2" office:value-type="string">
            <text:p text:style-name="P1">assert (cond) : objRenvoyé;</text:p>
          </table:table-cell>
        </table:table-row>
        <table:table-row>
          <table:table-cell table:style-name="Tableau1.A2" office:value-type="string">
            <text:p text:style-name="P1">4 exemples de bonnes pratiques pour les assertions</text:p>
          </table:table-cell>
          <table:table-cell table:style-name="Tableau1.B2" office:value-type="string">
            <text:list xml:id="list5761756882017712909" text:style-name="L1">
              <text:list-item>
                <text:p text:style-name="P4">invariant d'algo (de boucle plutot ?)</text:p>
              </text:list-item>
              <text:list-item>
                <text:p text:style-name="P4">invariant de flux</text:p>
              </text:list-item>
              <text:list-item>
                <text:p text:style-name="P4">pré/post-condition</text:p>
              </text:list-item>
              <text:list-item>
                <text:p text:style-name="P4">invariant de classe</text:p>
              </text:list-item>
            </text:list>
          </table:table-cell>
        </table:table-row>
        <table:table-row>
          <table:table-cell table:style-name="Tableau1.A2" office:value-type="string">
            <text:p text:style-name="P1">3 exemples de mauvaises pratiques</text:p>
          </table:table-cell>
          <table:table-cell table:style-name="Tableau1.B2" office:value-type="string">
            <text:list xml:id="list2700779137430297190" text:style-name="L2">
              <text:list-item>
                <text:p text:style-name="P5">vérifier les paramètres</text:p>
              </text:list-item>
              <text:list-item>
                <text:p text:style-name="P5">les interactions avec l'utilisateur</text:p>
              </text:list-item>
              <text:list-item>
                <text:p text:style-name="P5">créer des effets de bord</text:p>
              </text:list-item>
            </text:list>
          </table:table-cell>
        </table:table-row>
        <table:table-row>
          <table:table-cell table:style-name="Tableau1.A2" office:value-type="string">
            <text:p text:style-name="P1">activer les assertions dans le terminal</text:p>
          </table:table-cell>
          <table:table-cell table:style-name="Tableau1.B2" office:value-type="string">
            <text:p text:style-name="P1">javac ClasseContenantMain.java</text:p>
            <text:p text:style-name="P1">java -ea ClasseContenantMain</text:p>
          </table:table-cell>
        </table:table-row>
        <table:table-row>
          <table:table-cell table:style-name="Tableau1.B2" table:number-columns-spanned="2" office:value-type="string">
            <text:p text:style-name="P1">COURS 2 : HERITAGE (40 min création)</text:p>
          </table:table-cell>
          <table:covered-table-cell/>
        </table:table-row>
        <table:table-row>
          <table:table-cell table:style-name="Tableau1.A2" office:value-type="string">
            <text:p text:style-name="P1">principe spécialisation, héritage et redéfinition</text:p>
          </table:table-cell>
          <table:table-cell table:style-name="Tableau1.B2" office:value-type="string">
            <text:p text:style-name="P1">(pas besoin d'écrire...)</text:p>
          </table:table-cell>
        </table:table-row>
        <table:table-row>
          <table:table-cell table:style-name="Tableau1.A2" office:value-type="string">
            <text:p text:style-name="P1">peut apparemment faire un constructeur (je sais pas si obligé) avec attributs communs</text:p>
          </table:table-cell>
          <table:table-cell table:style-name="Tableau1.B2" office:value-type="string">
            <text:p text:style-name="P1">trivial</text:p>
          </table:table-cell>
        </table:table-row>
        <table:table-row>
          <table:table-cell table:style-name="Tableau1.A2" office:value-type="string">
            <text:p text:style-name="P1">créer la classe mère</text:p>
          </table:table-cell>
          <table:table-cell table:style-name="Tableau1.B2" office:value-type="string">
            <text:p text:style-name="P1">trivial</text:p>
          </table:table-cell>
        </table:table-row>
        <table:table-row>
          <table:table-cell table:style-name="Tableau1.A2" office:value-type="string">
            <text:p text:style-name="P1">créer une classe mère abstraite (obligé ?)</text:p>
          </table:table-cell>
          <table:table-cell table:style-name="Tableau1.B2" office:value-type="string">
            <text:p text:style-name="P1">pas obligé si instanciable.</text:p>
            <text:p text:style-name="P1">créer avec abstract public class</text:p>
          </table:table-cell>
        </table:table-row>
        <table:table-row>
          <table:table-cell table:style-name="Tableau1.A2" office:value-type="string">
            <text:p text:style-name="P1">lien entre méthodes abstraites et classes abstraites</text:p>
          </table:table-cell>
          <table:table-cell table:style-name="Tableau1.B2" office:value-type="string">
            <text:p text:style-name="P1">au moins 1 méthode abstraite → classe abstraite</text:p>
            <text:p text:style-name="P1">classe abstraite → pas forcément de méthode abstraite</text:p>
          </table:table-cell>
        </table:table-row>
        <table:table-row>
          <table:table-cell table:style-name="Tableau1.A2" office:value-type="string">
            <text:p text:style-name="P1">possible invoquer méthode abstraite dans une autre méthode d'une classe abstraite ?</text:p>
          </table:table-cell>
          <table:table-cell table:style-name="Tableau1.B2" office:value-type="string">
            <text:p text:style-name="P1">oui : elle sera appelée dans une implémentation concrète de la classe, où la méthode sera donc concrète</text:p>
          </table:table-cell>
        </table:table-row>
        <table:table-row>
          <table:table-cell table:style-name="Tableau1.A2" office:value-type="string">
            <text:p text:style-name="P1">faire classe fille et "signifier" filliation</text:p>
          </table:table-cell>
          <table:table-cell table:style-name="Tableau1.B2" office:value-type="string">
            <text:p text:style-name="P1">public class Machin extends Blabla</text:p>
          </table:table-cell>
        </table:table-row>
        <table:table-row>
          <table:table-cell table:style-name="Tableau1.A2" office:value-type="string">
            <text:p text:style-name="P1">toujours obligé implémenter classes abstraites ? (pas sur...)</text:p>
          </table:table-cell>
          <table:table-cell table:style-name="Tableau1.B2" office:value-type="string">
            <text:p text:style-name="P1">oui si la classe fille est concrète. Possible classe fille abstraite ? Si oui, possible méthode reste abstraite ? Je sais pas...</text:p>
          </table:table-cell>
        </table:table-row>
        <table:table-row>
          <table:table-cell table:style-name="Tableau1.A2" office:value-type="string">
            <text:p text:style-name="P1">laisser la gestion des attributs hérités a la super classe</text:p>
          </table:table-cell>
          <table:table-cell table:style-name="Tableau1.B2" office:value-type="string">
            <text:p text:style-name="P1">rien de spé</text:p>
          </table:table-cell>
        </table:table-row>
        <table:table-row>
          <table:table-cell table:style-name="Tableau1.A2" office:value-type="string">
            <text:p text:style-name="P1">comment accéder dans aux méthodes de la classe mère ?</text:p>
          </table:table-cell>
          <table:table-cell table:style-name="Tableau1.B2" office:value-type="string">
            <text:p text:style-name="P1">super.nomMethode(args);</text:p>
            <text:p text:style-name="P1">super(...); pour le constructeur;</text:p>
          </table:table-cell>
        </table:table-row>
        <table:table-row>
          <table:table-cell table:style-name="Tableau1.A2" office:value-type="string">
            <text:p text:style-name="P1">possible appeler directement la classe "grand-mère" ?</text:p>
          </table:table-cell>
          <table:table-cell table:style-name="Tableau1.B2" office:value-type="string">
            <text:p text:style-name="P1">impossible, super.super ne marche pas.</text:p>
          </table:table-cell>
        </table:table-row>
        <table:table-row>
          <table:table-cell table:style-name="Tableau1.A2" office:value-type="string">
            <text:p text:style-name="P1">si classe mère rajoute des méthodes mais pas d'attributs, mais classe grand-mère rajoute des <text:soft-page-break/>attributs, où mettre des constructeurs ?</text:p>
          </table:table-cell>
          <table:table-cell table:style-name="Tableau1.B2" office:value-type="string">
            <text:p text:style-name="P1">dans classe grand mère pour qu'elle gère elle même ses attributs (même si classe abstraite, <text:soft-page-break/>factorisation) + dans classe mère pour servir de passeur a la classe fille car la classe fille pourra pas appeler direct constructeur grand-mère</text:p>
          </table:table-cell>
        </table:table-row>
        <table:table-row>
          <table:table-cell table:style-name="Tableau1.B2" table:number-columns-spanned="2" office:value-type="string">
            <text:p text:style-name="P1">COURS 3 : ASSERTIONS<text:line-break/>REPETITION DE LA FIN DU COURS 1 !!!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">COURS 6 : GENERICITE PARAMETRIQUE</text:p>
          </table:table-cell>
          <table:covered-table-cell/>
        </table:table-row>
        <table:table-row>
          <table:table-cell table:style-name="Tableau1.A2" office:value-type="string">
            <text:p text:style-name="P1">qu'est ce que la généricité paramétrique ?</text:p>
          </table:table-cell>
          <table:table-cell table:style-name="Tableau1.B2" office:value-type="string">
            <text:p text:style-name="P1">trivial</text:p>
          </table:table-cell>
        </table:table-row>
        <table:table-row>
          <table:table-cell table:style-name="Tableau1.A2" office:value-type="string">
            <text:p text:style-name="P1">comment l'utiliser en UML ?</text:p>
          </table:table-cell>
          <table:table-cell table:style-name="Tableau1.B2" office:value-type="string">
            <text:p text:style-name="P1">petit triangle pointillet dans le cadre du haut avec l'alias des types</text:p>
          </table:table-cell>
        </table:table-row>
        <table:table-row>
          <table:table-cell table:style-name="Tableau1.A2" office:value-type="string">
            <text:p text:style-name="P1">comment pourrait on appeler une telle "classe" générique ?</text:p>
          </table:table-cell>
          <table:table-cell table:style-name="Tableau1.B2" office:value-type="string">
            <text:p text:style-name="P1">un modèle de classe, les classes paramètrées étant elle simplement des classes</text:p>
          </table:table-cell>
        </table:table-row>
        <table:table-row>
          <table:table-cell table:style-name="Tableau1.A2" office:value-type="string">
            <text:p text:style-name="P1">sans généricité, problème si on choisit "Object" a la place</text:p>
          </table:table-cell>
          <table:table-cell table:style-name="Tableau1.B2" office:value-type="string">
            <text:p text:style-name="P1">oblige a caster chaque fois qu'on veut manipuler un élément + oblige a tout vérifier avec des instanceof. Aucune info a la compilation</text:p>
          </table:table-cell>
        </table:table-row>
        <table:table-row>
          <table:table-cell table:style-name="Tableau1.A2" office:value-type="string">
            <text:p text:style-name="P1">problème si on choisit une classe par type</text:p>
          </table:table-cell>
          <table:table-cell table:style-name="Tableau1.B2" office:value-type="string">
            <text:p text:style-name="P1">obligé de répéter tout, correction difficile etc</text:p>
          </table:table-cell>
        </table:table-row>
        <table:table-row>
          <table:table-cell table:style-name="Tableau1.A2" office:value-type="string">
            <text:p text:style-name="P1">ATTENTION : quelles sortes de types passés en paramètres ?</text:p>
          </table:table-cell>
          <table:table-cell table:style-name="Tableau1.B2" office:value-type="string">
            <text:p text:style-name="P1">uniquement des classes !!!</text:p>
            <text:p text:style-name="P1">Pas de types primitifs.</text:p>
            <text:p text:style-name="P1">Pair&lt;int, double&gt; → interdit !!!</text:p>
            <text:p text:style-name="P1">Pair&lt;Integer, Double&gt; → autorisé</text:p>
          </table:table-cell>
        </table:table-row>
        <table:table-row>
          <table:table-cell table:style-name="Tableau1.A2" office:value-type="string">
            <text:p text:style-name="P1">comment gérer le cas ou des paramètres de méthodes prennent un autre objet de la classe, dans lequel les types paramètres ne sont pas forcément les mêmes ?</text:p>
          </table:table-cell>
          <table:table-cell table:style-name="Tableau1.B2" office:value-type="string">
            <text:p text:style-name="P1">public class Pair&lt;A, B&gt;</text:p>
            <text:p text:style-name="P1">{ …</text:p>
            <text:p text:style-name="P1">public &lt;C&gt; boolean membreFst(Pair&lt;A, C&gt; p)</text:p>
            <text:p text:style-name="P1">si le deuxième change par ex</text:p>
          </table:table-cell>
        </table:table-row>
        <table:table-row>
          <table:table-cell table:style-name="Tableau1.A2" office:value-type="string">
            <text:p text:style-name="P1">note : le paramétrage de types dans une méthode peut être très utile pour les méthodes statics (elles n'utilisent pas les types passés en paramètre à la classe mais on peut utiliser des types qu'il faut alors spécifier uniquement pour la méthode)</text:p>
          </table:table-cell>
          <table:table-cell table:style-name="Tableau1.B2" office:value-type="string">
            <text:p text:style-name="P1">trivial</text:p>
          </table:table-cell>
        </table:table-row>
        <table:table-row>
          <table:table-cell table:style-name="Tableau1.A2" office:value-type="string">
            <text:p text:style-name="P1">possible déclarer objet de type brute</text:p>
          </table:table-cell>
          <table:table-cell table:style-name="Tableau1.B2" office:value-type="string">
            <text:p text:style-name="P1">(type = classe non paramétrée)</text:p>
            <text:p text:style-name="P1">Paire p = new Paire(); possible</text:p>
          </table:table-cell>
        </table:table-row>
        <table:table-row>
          <table:table-cell table:style-name="Tableau1.A2" office:value-type="string">
            <text:p text:style-name="P1">généricité : possibilité de généralisations</text:p>
          </table:table-cell>
          <table:table-cell table:style-name="Tableau1.B2" office:value-type="string">
            <text:p text:style-name="P1">possible de :</text:p>
            <text:list xml:id="list6431493961166581764" text:style-name="L4">
              <text:list-item>
                <text:p text:style-name="P6">dériver une classe générique d'une classe non générique</text:p>
              </text:list-item>
              <text:list-item>
                <text:p text:style-name="P6">dériver une classe générique d'une classe générique ayant les mêmes paramètres</text:p>
              </text:list-item>
              <text:list-item>
                <text:p text:style-name="P6">dériver une classe non générique de l'instanciation d'une classe générique</text:p>
              </text:list-item>
            </text:list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ext:soft-page-break/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06T17:15:11</meta:creation-date>
    <meta:generator>OpenOffice/4.1.1$Unix OpenOffice.org_project/411m6$Build-9775</meta:generator>
    <dc:date>2015-01-09T00:17:16</dc:date>
    <dc:creator>yjfjyf jjku</dc:creator>
    <meta:editing-duration>PT10H18M53S</meta:editing-duration>
    <meta:editing-cycles>117</meta:editing-cycles>
    <meta:document-statistic meta:table-count="2" meta:image-count="0" meta:object-count="0" meta:page-count="4" meta:paragraph-count="146" meta:word-count="1062" meta:character-count="6456"/>
  </office:meta>
</office:document-meta>
</file>